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2.5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8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1228</text:p>
          </table:table-cell>
          <table:table-cell table:style-name="ACE-3" table:formula="of:=ROUND([.R2]+[.S2]/60;3)" office:value-type="float" office:value="81.582999999999998">
            <text:p>81.583</text:p>
          </table:table-cell>
          <table:table-cell table:style-name="ACE-3" table:formula="of:=ROUND(-([.T2]+[.U2]/60);3)" office:value-type="float" office:value="-61.167000000000002">
            <text:p>−61.167</text:p>
          </table:table-cell>
          <table:table-cell table:style-name="ACE-6" office:value-type="float" office:value="8555">
            <text:p>8555</text:p>
          </table:table-cell>
          <table:table-cell table:style-name="ACE-6" office:value-type="float" office:value="160">
            <text:p>160</text:p>
          </table:table-cell>
          <table:table-cell table:style-name="ACE-3" office:value-type="string">
            <text:p>Arca glaci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4">
            <text:p>44</text:p>
          </table:table-cell>
          <table:table-cell table:style-name="ACE-4" table:formula="of:=IF(ABS([.M2])&gt;25;5;IF([.M2]&lt;5;1;[.M2]*0.20000000000000001))" office:value-type="float" office:value="5">
            <text:p>5.0</text:p>
          </table:table-cell>
          <table:table-cell table:style-name="ACE-4" table:formula="of:=IF(ABS([.M2])&gt;25;5;IF([.M2]&lt;5;1;[.M2]*0.20000000000000001))" office:value-type="float" office:value="5">
            <text:p>5.0</text:p>
          </table:table-cell>
          <table:table-cell table:style-name="ACE-3" office:value-type="string">
            <text:p>KellyBennike1992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10">
            <text:p>10</text:p>
          </table:table-cell>
          <table:table-cell table:number-columns-repeated="3" table:style-name="ACE-3"/>
          <table:table-cell table:number-columns-repeated="2" table:style-name="ACE-4"/>
          <table:table-cell table:style-name="ACE-8" table:formula="of:=(EXP([.W2]/-8033))*0.97499999999999998^2/(1+[.Y2]/1000)^2" office:value-type="float" office:value="0.95062499999999994">
            <text:p>0.9506</text:p>
          </table:table-cell>
          <table:table-cell table:style-name="ACE-7" table:formula="of:=ROUND(-8033*LN([.AA2]);0)" office:value-type="float" office:value="407">
            <text:p>407</text:p>
          </table:table-cell>
          <table:table-cell table:style-name="ACE-7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287</text:p>
          </table:table-cell>
          <table:table-cell table:style-name="ACE-3" table:formula="of:=ROUND([.R3]+[.S3]/60;3)" office:value-type="float" office:value="81.513000000000005">
            <text:p>81.513</text:p>
          </table:table-cell>
          <table:table-cell table:style-name="ACE-3" table:formula="of:=ROUND(-([.T3]+[.U3]/60);3)" office:value-type="float" office:value="-51.078000000000003">
            <text:p>−51.078</text:p>
          </table:table-cell>
          <table:table-cell table:style-name="ACE-3" office:value-type="float" office:value="6480">
            <text:p>648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6">
            <text:p>26</text:p>
          </table:table-cell>
          <table:table-cell table:style-name="ACE-4" table:formula="of:=IF(ABS([.M3])&gt;25;5;IF([.M3]&lt;5;1;[.M3]*0.20000000000000001))" office:value-type="float" office:value="5">
            <text:p>5.0</text:p>
          </table:table-cell>
          <table:table-cell table:style-name="ACE-4" table:formula="of:=IF(ABS([.M3])&gt;25;5;IF([.M3]&lt;5;1;[.M3]*0.20000000000000001))" office:value-type="float" office:value="5">
            <text:p>5.0</text:p>
          </table:table-cell>
          <table:table-cell table:style-name="ACE-3" office:value-type="string">
            <text:p>KellyBennike1985,KellyBennike1992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0.800000000000001">
            <text:p>30.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.7000000000000002">
            <text:p>4.7</text:p>
          </table:table-cell>
          <table:table-cell table:number-columns-repeated="5" table:style-name="ACE-3"/>
          <table:table-cell table:style-name="ACE-8" table:formula="of:=(EXP([.W3]/-8033))*0.97499999999999998^2/(1+[.Y3]/1000)^2" office:value-type="float" office:value="0.95062499999999994">
            <text:p>0.9506</text:p>
          </table:table-cell>
          <table:table-cell table:style-name="ACE-7" table:formula="of:=ROUND(-8033*LN([.AA3]);0)" office:value-type="float" office:value="407">
            <text:p>407</text:p>
          </table:table-cell>
          <table:table-cell table:style-name="ACE-7" table:formula="of:=ROUND(SQRT([.X3]^2+(16.065999999999999*[.Z3])^2))" office:value-type="float" office:value="0">
            <text:p>0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288</text:p>
          </table:table-cell>
          <table:table-cell table:style-name="ACE-3" table:formula="of:=ROUND([.R4]+[.S4]/60;3)" office:value-type="float" office:value="82.927000000000007">
            <text:p>82.927</text:p>
          </table:table-cell>
          <table:table-cell table:style-name="ACE-3" table:formula="of:=ROUND(-([.T4]+[.U4]/60);3)" office:value-type="float" office:value="-41.780000000000001">
            <text:p>−41.78</text:p>
          </table:table-cell>
          <table:table-cell table:style-name="ACE-3" office:value-type="float" office:value="7980">
            <text:p>798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4" table:formula="of:=IF(ABS([.M4])&gt;25;5;IF([.M4]&lt;5;1;[.M4]*0.20000000000000001))" office:value-type="float" office:value="5">
            <text:p>5.0</text:p>
          </table:table-cell>
          <table:table-cell table:style-name="ACE-4" table:formula="of:=IF(ABS([.M4])&gt;25;5;IF([.M4]&lt;5;1;[.M4]*0.20000000000000001))" office:value-type="float" office:value="5">
            <text:p>5.0</text:p>
          </table:table-cell>
          <table:table-cell table:style-name="ACE-3" office:value-type="string">
            <text:p>KellyBennike1985,KellyBennike1992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5.600000000000001">
            <text:p>55.6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46.799999999999997">
            <text:p>46.8</text:p>
          </table:table-cell>
          <table:table-cell table:number-columns-repeated="5" table:style-name="ACE-3"/>
          <table:table-cell table:style-name="ACE-8" table:formula="of:=(EXP([.W4]/-8033))*0.97499999999999998^2/(1+[.Y4]/1000)^2" office:value-type="float" office:value="0.95062499999999994">
            <text:p>0.9506</text:p>
          </table:table-cell>
          <table:table-cell table:style-name="ACE-7" table:formula="of:=ROUND(-8033*LN([.AA4]);0)" office:value-type="float" office:value="407">
            <text:p>407</text:p>
          </table:table-cell>
          <table:table-cell table:style-name="ACE-7" table:formula="of:=ROUND(SQRT([.X4]^2+(16.065999999999999*[.Z4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289</text:p>
          </table:table-cell>
          <table:table-cell table:style-name="ACE-3" table:formula="of:=ROUND([.R5]+[.S5]/60;3)" office:value-type="float" office:value="82.296999999999997">
            <text:p>82.297</text:p>
          </table:table-cell>
          <table:table-cell table:style-name="ACE-3" table:formula="of:=ROUND(-([.T5]+[.U5]/60);3)" office:value-type="float" office:value="-55.063000000000002">
            <text:p>−55.063</text:p>
          </table:table-cell>
          <table:table-cell table:style-name="ACE-3" office:value-type="float" office:value="9390">
            <text:p>93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3">
            <text:p>93</text:p>
          </table:table-cell>
          <table:table-cell table:style-name="ACE-4" table:formula="of:=IF(ABS([.M5])&gt;25;5;IF([.M5]&lt;5;1;[.M5]*0.20000000000000001))" office:value-type="float" office:value="5">
            <text:p>5.0</text:p>
          </table:table-cell>
          <table:table-cell table:style-name="ACE-4" table:formula="of:=IF(ABS([.M5])&gt;25;5;IF([.M5]&lt;5;1;[.M5]*0.20000000000000001))" office:value-type="float" office:value="5">
            <text:p>5.0</text:p>
          </table:table-cell>
          <table:table-cell table:style-name="ACE-3" office:value-type="string">
            <text:p>KellyBennike1985,KellyBennike1992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17.800000000000001">
            <text:p>17.8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3.7999999999999998">
            <text:p>3.8</text:p>
          </table:table-cell>
          <table:table-cell table:number-columns-repeated="5" table:style-name="ACE-3"/>
          <table:table-cell table:style-name="ACE-8" table:formula="of:=(EXP([.W5]/-8033))*0.97499999999999998^2/(1+[.Y5]/1000)^2" office:value-type="float" office:value="0.95062499999999994">
            <text:p>0.9506</text:p>
          </table:table-cell>
          <table:table-cell table:style-name="ACE-7" table:formula="of:=ROUND(-8033*LN([.AA5]);0)" office:value-type="float" office:value="407">
            <text:p>407</text:p>
          </table:table-cell>
          <table:table-cell table:style-name="ACE-7" table:formula="of:=ROUND(SQRT([.X5]^2+(16.065999999999999*[.Z5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291</text:p>
          </table:table-cell>
          <table:table-cell table:style-name="ACE-3" table:formula="of:=ROUND([.R6]+[.S6]/60;3)" office:value-type="float" office:value="81.700000000000003">
            <text:p>81.7</text:p>
          </table:table-cell>
          <table:table-cell table:style-name="ACE-3" table:formula="of:=ROUND(-([.T6]+[.U6]/60);3)" office:value-type="float" office:value="-58.838000000000001">
            <text:p>−58.838</text:p>
          </table:table-cell>
          <table:table-cell table:style-name="ACE-3" office:value-type="float" office:value="9060">
            <text:p>906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4">
            <text:p>104</text:p>
          </table:table-cell>
          <table:table-cell table:style-name="ACE-4" table:formula="of:=IF(ABS([.M6])&gt;25;5;IF([.M6]&lt;5;1;[.M6]*0.20000000000000001))" office:value-type="float" office:value="5">
            <text:p>5.0</text:p>
          </table:table-cell>
          <table:table-cell table:style-name="ACE-4" table:formula="of:=IF(ABS([.M6])&gt;25;5;IF([.M6]&lt;5;1;[.M6]*0.20000000000000001))" office:value-type="float" office:value="5">
            <text:p>5.0</text:p>
          </table:table-cell>
          <table:table-cell table:style-name="ACE-3" office:value-type="string">
            <text:p>KellyBennike1985,KellyBennike1992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0.299999999999997">
            <text:p>50.3</text:p>
          </table:table-cell>
          <table:table-cell table:number-columns-repeated="5" table:style-name="ACE-3"/>
          <table:table-cell table:style-name="ACE-8" table:formula="of:=(EXP([.W6]/-8033))*0.97499999999999998^2/(1+[.Y6]/1000)^2" office:value-type="float" office:value="0.95062499999999994">
            <text:p>0.9506</text:p>
          </table:table-cell>
          <table:table-cell table:style-name="ACE-7" table:formula="of:=ROUND(-8033*LN([.AA6]);0)" office:value-type="float" office:value="407">
            <text:p>407</text:p>
          </table:table-cell>
          <table:table-cell table:style-name="ACE-7" table:formula="of:=ROUND(SQRT([.X6]^2+(16.065999999999999*[.Z6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292</text:p>
          </table:table-cell>
          <table:table-cell table:style-name="ACE-3" table:formula="of:=ROUND([.R7]+[.S7]/60;3)" office:value-type="float" office:value="81.578000000000003">
            <text:p>81.578</text:p>
          </table:table-cell>
          <table:table-cell table:style-name="ACE-3" table:formula="of:=ROUND(-([.T7]+[.U7]/60);3)" office:value-type="float" office:value="-61.173000000000002">
            <text:p>−61.173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5">
            <text:p>105</text:p>
          </table:table-cell>
          <table:table-cell table:style-name="ACE-4" table:formula="of:=IF(ABS([.M7])&gt;25;5;IF([.M7]&lt;5;1;[.M7]*0.20000000000000001))" office:value-type="float" office:value="5">
            <text:p>5.0</text:p>
          </table:table-cell>
          <table:table-cell table:style-name="ACE-4" table:formula="of:=IF(ABS([.M7])&gt;25;5;IF([.M7]&lt;5;1;[.M7]*0.20000000000000001))" office:value-type="float" office:value="5">
            <text:p>5.0</text:p>
          </table:table-cell>
          <table:table-cell table:style-name="ACE-3" office:value-type="string">
            <text:p>KellyBennike1985,KellyBennike1992</text:p>
          </table:table-cell>
          <table:table-cell table:style-name="ACE-3" office:value-type="string">
            <text:p>shells on surface of morainic ridge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4.700000000000003">
            <text:p>34.7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10.4">
            <text:p>10.4</text:p>
          </table:table-cell>
          <table:table-cell table:number-columns-repeated="5" table:style-name="ACE-3"/>
          <table:table-cell table:style-name="ACE-8" table:formula="of:=(EXP([.W7]/-8033))*0.97499999999999998^2/(1+[.Y7]/1000)^2" office:value-type="float" office:value="0.95062499999999994">
            <text:p>0.9506</text:p>
          </table:table-cell>
          <table:table-cell table:style-name="ACE-7" table:formula="of:=ROUND(-8033*LN([.AA7]);0)" office:value-type="float" office:value="407">
            <text:p>407</text:p>
          </table:table-cell>
          <table:table-cell table:style-name="ACE-7" table:formula="of:=ROUND(SQRT([.X7]^2+(16.065999999999999*[.Z7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293</text:p>
          </table:table-cell>
          <table:table-cell table:style-name="ACE-3" table:formula="of:=ROUND([.R8]+[.S8]/60;3)" office:value-type="float" office:value="81.579999999999998">
            <text:p>81.58</text:p>
          </table:table-cell>
          <table:table-cell table:style-name="ACE-3" table:formula="of:=ROUND(-([.T8]+[.U8]/60);3)" office:value-type="float" office:value="-61.122">
            <text:p>−61.122</text:p>
          </table:table-cell>
          <table:table-cell table:style-name="ACE-3" office:value-type="float" office:value="8420">
            <text:p>842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2">
            <text:p>82</text:p>
          </table:table-cell>
          <table:table-cell table:style-name="ACE-4" table:formula="of:=IF(ABS([.M8])&gt;25;5;IF([.M8]&lt;5;1;[.M8]*0.20000000000000001))" office:value-type="float" office:value="5">
            <text:p>5.0</text:p>
          </table:table-cell>
          <table:table-cell table:style-name="ACE-4" table:formula="of:=IF(ABS([.M8])&gt;25;5;IF([.M8]&lt;5;1;[.M8]*0.20000000000000001))" office:value-type="float" office:value="5">
            <text:p>5.0</text:p>
          </table:table-cell>
          <table:table-cell table:style-name="ACE-3" office:value-type="string">
            <text:p>KellyBennike1985,KellyBennike1992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4.799999999999997">
            <text:p>34.8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7.2999999999999998">
            <text:p>7.3</text:p>
          </table:table-cell>
          <table:table-cell table:number-columns-repeated="5" table:style-name="ACE-3"/>
          <table:table-cell table:style-name="ACE-8" table:formula="of:=(EXP([.W8]/-8033))*0.97499999999999998^2/(1+[.Y8]/1000)^2" office:value-type="float" office:value="0.95062499999999994">
            <text:p>0.9506</text:p>
          </table:table-cell>
          <table:table-cell table:style-name="ACE-7" table:formula="of:=ROUND(-8033*LN([.AA8]);0)" office:value-type="float" office:value="407">
            <text:p>407</text:p>
          </table:table-cell>
          <table:table-cell table:style-name="ACE-7" table:formula="of:=ROUND(SQRT([.X8]^2+(16.065999999999999*[.Z8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294</text:p>
          </table:table-cell>
          <table:table-cell table:style-name="ACE-3" table:formula="of:=ROUND([.R9]+[.S9]/60;3)" office:value-type="float" office:value="81.546999999999997">
            <text:p>81.547</text:p>
          </table:table-cell>
          <table:table-cell table:style-name="ACE-3" table:formula="of:=ROUND(-([.T9]+[.U9]/60);3)" office:value-type="float" office:value="-58.033000000000001">
            <text:p>−58.033</text:p>
          </table:table-cell>
          <table:table-cell table:style-name="ACE-3" office:value-type="float" office:value="8060">
            <text:p>8060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4" table:formula="of:=IF(ABS([.M9])&gt;25;5;IF([.M9]&lt;5;1;[.M9]*0.20000000000000001))" office:value-type="float" office:value="5">
            <text:p>5.0</text:p>
          </table:table-cell>
          <table:table-cell table:style-name="ACE-4" table:formula="of:=IF(ABS([.M9])&gt;25;5;IF([.M9]&lt;5;1;[.M9]*0.20000000000000001))" office:value-type="float" office:value="5">
            <text:p>5.0</text:p>
          </table:table-cell>
          <table:table-cell table:style-name="ACE-3" office:value-type="string">
            <text:p>KellyBennike1985,KellyBennike1992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2.799999999999997">
            <text:p>32.8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2">
            <text:p>2</text:p>
          </table:table-cell>
          <table:table-cell table:number-columns-repeated="5" table:style-name="ACE-3"/>
          <table:table-cell table:style-name="ACE-8" table:formula="of:=(EXP([.W9]/-8033))*0.97499999999999998^2/(1+[.Y9]/1000)^2" office:value-type="float" office:value="0.95062499999999994">
            <text:p>0.9506</text:p>
          </table:table-cell>
          <table:table-cell table:style-name="ACE-7" table:formula="of:=ROUND(-8033*LN([.AA9]);0)" office:value-type="float" office:value="407">
            <text:p>407</text:p>
          </table:table-cell>
          <table:table-cell table:style-name="ACE-7" table:formula="of:=ROUND(SQRT([.X9]^2+(16.065999999999999*[.Z9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295</text:p>
          </table:table-cell>
          <table:table-cell table:style-name="ACE-3" table:formula="of:=ROUND([.R10]+[.S10]/60;3)" office:value-type="float" office:value="81.313000000000002">
            <text:p>81.313</text:p>
          </table:table-cell>
          <table:table-cell table:style-name="ACE-3" table:formula="of:=ROUND(-([.T10]+[.U10]/60);3)" office:value-type="float" office:value="-61.594999999999999">
            <text:p>−61.595</text:p>
          </table:table-cell>
          <table:table-cell table:style-name="ACE-3" office:value-type="float" office:value="8040">
            <text:p>804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9">
            <text:p>69</text:p>
          </table:table-cell>
          <table:table-cell table:style-name="ACE-4" table:formula="of:=IF(ABS([.M10])&gt;25;5;IF([.M10]&lt;5;1;[.M10]*0.20000000000000001))" office:value-type="float" office:value="5">
            <text:p>5.0</text:p>
          </table:table-cell>
          <table:table-cell table:style-name="ACE-4" table:formula="of:=IF(ABS([.M10])&gt;25;5;IF([.M10]&lt;5;1;[.M10]*0.20000000000000001))" office:value-type="float" office:value="5">
            <text:p>5.0</text:p>
          </table:table-cell>
          <table:table-cell table:style-name="ACE-3" office:value-type="string">
            <text:p>KellyBennike1985,KellyBennike1992</text:p>
          </table:table-cell>
          <table:table-cell table:style-name="ACE-3" office:value-type="string">
            <text:p>shells in marine sedimen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8.800000000000001">
            <text:p>18.8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35.700000000000003">
            <text:p>35.7</text:p>
          </table:table-cell>
          <table:table-cell table:number-columns-repeated="5" table:style-name="ACE-3"/>
          <table:table-cell table:style-name="ACE-8" table:formula="of:=(EXP([.W10]/-8033))*0.97499999999999998^2/(1+[.Y10]/1000)^2" office:value-type="float" office:value="0.95062499999999994">
            <text:p>0.9506</text:p>
          </table:table-cell>
          <table:table-cell table:style-name="ACE-7" table:formula="of:=ROUND(-8033*LN([.AA10]);0)" office:value-type="float" office:value="407">
            <text:p>407</text:p>
          </table:table-cell>
          <table:table-cell table:style-name="ACE-7" table:formula="of:=ROUND(SQRT([.X10]^2+(16.065999999999999*[.Z10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290</text:p>
          </table:table-cell>
          <table:table-cell table:style-name="ACE-3" table:formula="of:=ROUND([.R11]+[.S11]/60;3)" office:value-type="float" office:value="81.757999999999996">
            <text:p>81.758</text:p>
          </table:table-cell>
          <table:table-cell table:style-name="ACE-3" table:formula="of:=ROUND(-([.T11]+[.U11]/60);3)" office:value-type="float" office:value="-53.899999999999999">
            <text:p>−53.9</text:p>
          </table:table-cell>
          <table:table-cell table:style-name="ACE-3" office:value-type="float" office:value="8210">
            <text:p>821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4" table:formula="of:=IF(ABS([.M11])&gt;25;5;IF([.M11]&lt;5;1;[.M11]*0.20000000000000001))" office:value-type="float" office:value="5">
            <text:p>5.0</text:p>
          </table:table-cell>
          <table:table-cell table:style-name="ACE-4" table:formula="of:=IF(ABS([.M11])&gt;25;5;IF([.M11]&lt;5;1;[.M11]*0.20000000000000001))" office:value-type="float" office:value="5">
            <text:p>5.0</text:p>
          </table:table-cell>
          <table:table-cell table:style-name="ACE-3" office:value-type="string">
            <text:p>KellyBennike1985,KellyBennike1992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5.5">
            <text:p>45.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54">
            <text:p>54</text:p>
          </table:table-cell>
          <table:table-cell table:number-columns-repeated="5" table:style-name="ACE-3"/>
          <table:table-cell table:style-name="ACE-8" table:formula="of:=(EXP([.W11]/-8033))*0.97499999999999998^2/(1+[.Y11]/1000)^2" office:value-type="float" office:value="0.95062499999999994">
            <text:p>0.9506</text:p>
          </table:table-cell>
          <table:table-cell table:style-name="ACE-7" table:formula="of:=ROUND(-8033*LN([.AA11]);0)" office:value-type="float" office:value="407">
            <text:p>407</text:p>
          </table:table-cell>
          <table:table-cell table:style-name="ACE-7" table:formula="of:=ROUND(SQRT([.X11]^2+(16.065999999999999*[.Z11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373</text:p>
          </table:table-cell>
          <table:table-cell table:style-name="ACE-3" table:formula="of:=ROUND([.R12]+[.S12]/60;3)" office:value-type="float" office:value="82.417000000000002">
            <text:p>82.417</text:p>
          </table:table-cell>
          <table:table-cell table:style-name="ACE-3" table:formula="of:=ROUND(-([.T12]+[.U12]/60);3)" office:value-type="float" office:value="-50.517000000000003">
            <text:p>−50.517</text:p>
          </table:table-cell>
          <table:table-cell table:style-name="ACE-6" table:formula="of:=[.AB12]" office:value-type="float" office:value="7187">
            <text:p>7187</text:p>
          </table:table-cell>
          <table:table-cell table:style-name="ACE-6" table:formula="of:=[.AC12]" office:value-type="float" office:value="110">
            <text:p>110</text:p>
          </table:table-cell>
          <table:table-cell table:style-name="ACE-3" office:value-type="string">
            <text:p>Arca glacialis, 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8">
            <text:p>28</text:p>
          </table:table-cell>
          <table:table-cell table:style-name="ACE-4" table:formula="of:=IF(ABS([.M12])&gt;25;5;IF([.M12]&lt;5;1;[.M12]*0.20000000000000001))" office:value-type="float" office:value="5">
            <text:p>5.0</text:p>
          </table:table-cell>
          <table:table-cell table:style-name="ACE-4" table:formula="of:=IF(ABS([.M12])&gt;25;5;IF([.M12]&lt;5;1;[.M12]*0.20000000000000001))" office:value-type="float" office:value="5">
            <text:p>5.0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s in laminated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6780">
            <text:p>6780</text:p>
          </table:table-cell>
          <table:table-cell table:style-name="ACE-3" office:value-type="float" office:value="105">
            <text:p>10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12]/-8033))*0.97499999999999998^2/(1+[.Y12]/1000)^2" office:value-type="float" office:value="0.40874898499370915">
            <text:p>0.4087</text:p>
          </table:table-cell>
          <table:table-cell table:style-name="ACE-7" table:formula="of:=ROUND(-8033*LN([.AA12]);0)" office:value-type="float" office:value="7187">
            <text:p>7187</text:p>
          </table:table-cell>
          <table:table-cell table:style-name="ACE-7" table:formula="of:=ROUND(SQRT([.X12]^2+(16.065999999999999*[.Z12])^2))" office:value-type="float" office:value="110">
            <text:p>11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374</text:p>
          </table:table-cell>
          <table:table-cell table:style-name="ACE-3" table:formula="of:=ROUND([.R13]+[.S13]/60;3)" office:value-type="float" office:value="82.099999999999994">
            <text:p>82.1</text:p>
          </table:table-cell>
          <table:table-cell table:style-name="ACE-3" table:formula="of:=ROUND(-([.T13]+[.U13]/60);3)" office:value-type="float" office:value="-48.582999999999998">
            <text:p>−48.583</text:p>
          </table:table-cell>
          <table:table-cell table:style-name="ACE-6" table:formula="of:=[.AB13]" office:value-type="float" office:value="8407">
            <text:p>8407</text:p>
          </table:table-cell>
          <table:table-cell table:style-name="ACE-6" table:formula="of:=[.AC13]" office:value-type="float" office:value="119">
            <text:p>119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2">
            <text:p>62</text:p>
          </table:table-cell>
          <table:table-cell table:style-name="ACE-4" table:formula="of:=IF(ABS([.M13])&gt;25;5;IF([.M13]&lt;5;1;[.M13]*0.20000000000000001))" office:value-type="float" office:value="5">
            <text:p>5.0</text:p>
          </table:table-cell>
          <table:table-cell table:style-name="ACE-4" table:formula="of:=IF(ABS([.M13])&gt;25;5;IF([.M13]&lt;5;1;[.M13]*0.20000000000000001))" office:value-type="float" office:value="5">
            <text:p>5.0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35">
            <text:p>35</text:p>
          </table:table-cell>
          <table:table-cell table:style-name="ACE-3"/>
          <table:table-cell table:style-name="ACE-3" office:value-type="float" office:value="8000">
            <text:p>8000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13]/-8033))*0.97499999999999998^2/(1+[.Y13]/1000)^2" office:value-type="float" office:value="0.35115499854508719">
            <text:p>0.3512</text:p>
          </table:table-cell>
          <table:table-cell table:style-name="ACE-7" table:formula="of:=ROUND(-8033*LN([.AA13]);0)" office:value-type="float" office:value="8407">
            <text:p>8407</text:p>
          </table:table-cell>
          <table:table-cell table:style-name="ACE-7" table:formula="of:=ROUND(SQRT([.X13]^2+(16.065999999999999*[.Z13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375</text:p>
          </table:table-cell>
          <table:table-cell table:style-name="ACE-3" table:formula="of:=ROUND([.R14]+[.S14]/60;3)" office:value-type="float" office:value="81.933000000000007">
            <text:p>81.933</text:p>
          </table:table-cell>
          <table:table-cell table:style-name="ACE-3" table:formula="of:=ROUND(-([.T14]+[.U14]/60);3)" office:value-type="float" office:value="-59.700000000000003">
            <text:p>−59.7</text:p>
          </table:table-cell>
          <table:table-cell table:style-name="ACE-6" table:formula="of:=[.AB14]" office:value-type="float" office:value="9237">
            <text:p>9237</text:p>
          </table:table-cell>
          <table:table-cell table:style-name="ACE-6" table:formula="of:=[.AC14]" office:value-type="float" office:value="100">
            <text:p>100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8">
            <text:p>28</text:p>
          </table:table-cell>
          <table:table-cell table:style-name="ACE-4" table:formula="of:=IF(ABS([.M14])&gt;25;5;IF([.M14]&lt;5;1;[.M14]*0.20000000000000001))" office:value-type="float" office:value="5">
            <text:p>5.0</text:p>
          </table:table-cell>
          <table:table-cell table:style-name="ACE-4" table:formula="of:=IF(ABS([.M14])&gt;25;5;IF([.M14]&lt;5;1;[.M14]*0.20000000000000001))" office:value-type="float" office:value="5">
            <text:p>5.0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 in stony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42">
            <text:p>42</text:p>
          </table:table-cell>
          <table:table-cell table:style-name="ACE-3"/>
          <table:table-cell table:style-name="ACE-3" office:value-type="float" office:value="8830">
            <text:p>8830</text:p>
          </table:table-cell>
          <table:table-cell table:style-name="ACE-3" office:value-type="float" office:value="95">
            <text:p>9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14]/-8033))*0.97499999999999998^2/(1+[.Y14]/1000)^2" office:value-type="float" office:value="0.31668384059722438">
            <text:p>0.3167</text:p>
          </table:table-cell>
          <table:table-cell table:style-name="ACE-7" table:formula="of:=ROUND(-8033*LN([.AA14]);0)" office:value-type="float" office:value="9237">
            <text:p>9237</text:p>
          </table:table-cell>
          <table:table-cell table:style-name="ACE-7" table:formula="of:=ROUND(SQRT([.X14]^2+(16.065999999999999*[.Z14])^2))" office:value-type="float" office:value="100">
            <text:p>10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376</text:p>
          </table:table-cell>
          <table:table-cell table:style-name="ACE-3" table:formula="of:=ROUND([.R15]+[.S15]/60;3)" office:value-type="float" office:value="81.700000000000003">
            <text:p>81.7</text:p>
          </table:table-cell>
          <table:table-cell table:style-name="ACE-3" table:formula="of:=ROUND(-([.T15]+[.U15]/60);3)" office:value-type="float" office:value="-58.899999999999999">
            <text:p>−58.9</text:p>
          </table:table-cell>
          <table:table-cell table:style-name="ACE-6" table:formula="of:=[.AB15]" office:value-type="float" office:value="5047">
            <text:p>5047</text:p>
          </table:table-cell>
          <table:table-cell table:style-name="ACE-6" table:formula="of:=[.AC15]" office:value-type="float" office:value="96">
            <text:p>96</text:p>
          </table:table-cell>
          <table:table-cell table:style-name="ACE-3" office:value-type="string">
            <text:p>Serripes groenlandic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4" table:formula="of:=IF(ABS([.M15])&gt;25;5;IF([.M15]&lt;5;1;[.M15]*0.20000000000000001))" office:value-type="float" office:value="2.6000000000000001">
            <text:p>2.6</text:p>
          </table:table-cell>
          <table:table-cell table:style-name="ACE-4" table:formula="of:=IF(ABS([.M15])&gt;25;5;IF([.M15]&lt;5;1;[.M15]*0.20000000000000001))" office:value-type="float" office:value="2.6000000000000001">
            <text:p>2.6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 in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4">
            <text:p>54</text:p>
          </table:table-cell>
          <table:table-cell table:style-name="ACE-3"/>
          <table:table-cell table:style-name="ACE-3" office:value-type="float" office:value="4640">
            <text:p>464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15]/-8033))*0.97499999999999998^2/(1+[.Y15]/1000)^2" office:value-type="float" office:value="0.53352308171093232">
            <text:p>0.5335</text:p>
          </table:table-cell>
          <table:table-cell table:style-name="ACE-7" table:formula="of:=ROUND(-8033*LN([.AA15]);0)" office:value-type="float" office:value="5047">
            <text:p>5047</text:p>
          </table:table-cell>
          <table:table-cell table:style-name="ACE-7" table:formula="of:=ROUND(SQRT([.X15]^2+(16.065999999999999*[.Z15])^2))" office:value-type="float" office:value="96">
            <text:p>9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377</text:p>
          </table:table-cell>
          <table:table-cell table:style-name="ACE-3" table:formula="of:=ROUND([.R16]+[.S16]/60;3)" office:value-type="float" office:value="81.582999999999998">
            <text:p>81.583</text:p>
          </table:table-cell>
          <table:table-cell table:style-name="ACE-3" table:formula="of:=ROUND(-([.T16]+[.U16]/60);3)" office:value-type="float" office:value="-61.167000000000002">
            <text:p>−61.167</text:p>
          </table:table-cell>
          <table:table-cell table:style-name="ACE-6" table:formula="of:=[.AB16]" office:value-type="float" office:value="8487">
            <text:p>8487</text:p>
          </table:table-cell>
          <table:table-cell table:style-name="ACE-6" table:formula="of:=[.AC16]" office:value-type="float" office:value="119">
            <text:p>119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3">
            <text:p>73</text:p>
          </table:table-cell>
          <table:table-cell table:style-name="ACE-4" table:formula="of:=IF(ABS([.M16])&gt;25;5;IF([.M16]&lt;5;1;[.M16]*0.20000000000000001))" office:value-type="float" office:value="5">
            <text:p>5.0</text:p>
          </table:table-cell>
          <table:table-cell table:style-name="ACE-4" table:formula="of:=IF(ABS([.M16])&gt;25;5;IF([.M16]&lt;5;1;[.M16]*0.20000000000000001))" office:value-type="float" office:value="5">
            <text:p>5.0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float" office:value="8080">
            <text:p>8080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16]/-8033))*0.97499999999999998^2/(1+[.Y16]/1000)^2" office:value-type="float" office:value="0.34767523032355302">
            <text:p>0.3477</text:p>
          </table:table-cell>
          <table:table-cell table:style-name="ACE-7" table:formula="of:=ROUND(-8033*LN([.AA16]);0)" office:value-type="float" office:value="8487">
            <text:p>8487</text:p>
          </table:table-cell>
          <table:table-cell table:style-name="ACE-7" table:formula="of:=ROUND(SQRT([.X16]^2+(16.065999999999999*[.Z16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745</text:p>
          </table:table-cell>
          <table:table-cell table:style-name="ACE-3" table:formula="of:=ROUND([.R17]+[.S17]/60;3)" office:value-type="float" office:value="81.75">
            <text:p>81.75</text:p>
          </table:table-cell>
          <table:table-cell table:style-name="ACE-3" table:formula="of:=ROUND(-([.T17]+[.U17]/60);3)" office:value-type="float" office:value="-59.582999999999998">
            <text:p>−59.583</text:p>
          </table:table-cell>
          <table:table-cell table:style-name="ACE-6" office:value-type="float" office:value="8870">
            <text:p>8870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9">
            <text:p>89</text:p>
          </table:table-cell>
          <table:table-cell table:style-name="ACE-4" table:formula="of:=IF(ABS([.M17])&gt;25;5;IF([.M17]&lt;5;1;[.M17]*0.20000000000000001))" office:value-type="float" office:value="5">
            <text:p>5.0</text:p>
          </table:table-cell>
          <table:table-cell table:style-name="ACE-4" table:formula="of:=IF(ABS([.M17])&gt;25;5;IF([.M17]&lt;5;1;[.M17]*0.20000000000000001))" office:value-type="float" office:value="5">
            <text:p>5.0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35">
            <text:p>35</text:p>
          </table:table-cell>
          <table:table-cell table:number-columns-repeated="5" table:style-name="ACE-3"/>
          <table:table-cell table:style-name="ACE-8" table:formula="of:=(EXP([.W17]/-8033))*0.97499999999999998^2/(1+[.Y17]/1000)^2" office:value-type="float" office:value="0.95062499999999994">
            <text:p>0.9506</text:p>
          </table:table-cell>
          <table:table-cell table:style-name="ACE-7" table:formula="of:=ROUND(-8033*LN([.AA17]);0)" office:value-type="float" office:value="407">
            <text:p>407</text:p>
          </table:table-cell>
          <table:table-cell table:style-name="ACE-7" table:formula="of:=ROUND(SQRT([.X17]^2+(16.065999999999999*[.Z17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87</text:p>
          </table:table-cell>
          <table:table-cell table:style-name="ACE-3" table:formula="of:=ROUND([.R18]+[.S18]/60;3)" office:value-type="float" office:value="81.25">
            <text:p>81.25</text:p>
          </table:table-cell>
          <table:table-cell table:style-name="ACE-3" table:formula="of:=ROUND(-([.T18]+[.U18]/60);3)" office:value-type="float" office:value="-59.600000000000001">
            <text:p>−59.6</text:p>
          </table:table-cell>
          <table:table-cell table:style-name="ACE-6" table:formula="of:=[.AB18]" office:value-type="float" office:value="9087">
            <text:p>9087</text:p>
          </table:table-cell>
          <table:table-cell table:style-name="ACE-6" table:formula="of:=[.AC18]" office:value-type="float" office:value="124">
            <text:p>124</text:p>
          </table:table-cell>
          <table:table-cell table:style-name="ACE-3" office:value-type="string">
            <text:p>Phoca hispida (ringed seal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9">
            <text:p>89</text:p>
          </table:table-cell>
          <table:table-cell table:style-name="ACE-4" table:formula="of:=IF(ABS([.M18])&gt;25;5;IF([.M18]&lt;5;1;[.M18]*0.20000000000000001))" office:value-type="float" office:value="5">
            <text:p>5.0</text:p>
          </table:table-cell>
          <table:table-cell table:style-name="ACE-4" table:formula="of:=IF(ABS([.M18])&gt;25;5;IF([.M18]&lt;5;1;[.M18]*0.20000000000000001))" office:value-type="float" office:value="5">
            <text:p>5.0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keleton in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36">
            <text:p>36</text:p>
          </table:table-cell>
          <table:table-cell table:style-name="ACE-3"/>
          <table:table-cell table:style-name="ACE-3" office:value-type="float" office:value="8680">
            <text:p>868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18]/-8033))*0.97499999999999998^2/(1+[.Y18]/1000)^2" office:value-type="float" office:value="0.32265282562661662">
            <text:p>0.3227</text:p>
          </table:table-cell>
          <table:table-cell table:style-name="ACE-7" table:formula="of:=ROUND(-8033*LN([.AA18]);0)" office:value-type="float" office:value="9087">
            <text:p>9087</text:p>
          </table:table-cell>
          <table:table-cell table:style-name="ACE-7" table:formula="of:=ROUND(SQRT([.X18]^2+(16.065999999999999*[.Z18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378</text:p>
          </table:table-cell>
          <table:table-cell table:style-name="ACE-3" table:formula="of:=ROUND([.R19]+[.S19]/60;3)" office:value-type="float" office:value="81.799999999999997">
            <text:p>81.8</text:p>
          </table:table-cell>
          <table:table-cell table:style-name="ACE-3" table:formula="of:=ROUND(-([.T19]+[.U19]/60);3)" office:value-type="float" office:value="-59.582999999999998">
            <text:p>−59.583</text:p>
          </table:table-cell>
          <table:table-cell table:style-name="ACE-6" table:formula="of:=[.AB19]" office:value-type="float" office:value="9047">
            <text:p>9047</text:p>
          </table:table-cell>
          <table:table-cell table:style-name="ACE-6" table:formula="of:=[.AC19]" office:value-type="float" office:value="119">
            <text:p>119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1">
            <text:p>101</text:p>
          </table:table-cell>
          <table:table-cell table:style-name="ACE-4" table:formula="of:=IF(ABS([.M19])&gt;25;5;IF([.M19]&lt;5;1;[.M19]*0.20000000000000001))" office:value-type="float" office:value="5">
            <text:p>5.0</text:p>
          </table:table-cell>
          <table:table-cell table:style-name="ACE-4" table:formula="of:=IF(ABS([.M19])&gt;25;5;IF([.M19]&lt;5;1;[.M19]*0.20000000000000001))" office:value-type="float" office:value="5">
            <text:p>5.0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35">
            <text:p>35</text:p>
          </table:table-cell>
          <table:table-cell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19]/-8033))*0.97499999999999998^2/(1+[.Y19]/1000)^2" office:value-type="float" office:value="0.32426346911735593">
            <text:p>0.3243</text:p>
          </table:table-cell>
          <table:table-cell table:style-name="ACE-7" table:formula="of:=ROUND(-8033*LN([.AA19]);0)" office:value-type="float" office:value="9047">
            <text:p>9047</text:p>
          </table:table-cell>
          <table:table-cell table:style-name="ACE-7" table:formula="of:=ROUND(SQRT([.X19]^2+(16.065999999999999*[.Z19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379</text:p>
          </table:table-cell>
          <table:table-cell table:style-name="ACE-3" table:formula="of:=ROUND([.R20]+[.S20]/60;3)" office:value-type="float" office:value="81.832999999999998">
            <text:p>81.833</text:p>
          </table:table-cell>
          <table:table-cell table:style-name="ACE-3" table:formula="of:=ROUND(-([.T20]+[.U20]/60);3)" office:value-type="float" office:value="-61.399999999999999">
            <text:p>−61.4</text:p>
          </table:table-cell>
          <table:table-cell table:style-name="ACE-6" table:formula="of:=[.AB20]" office:value-type="float" office:value="8147">
            <text:p>8147</text:p>
          </table:table-cell>
          <table:table-cell table:style-name="ACE-6" table:formula="of:=[.AC20]" office:value-type="float" office:value="119">
            <text:p>119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4" table:formula="of:=IF(ABS([.M20])&gt;25;5;IF([.M20]&lt;5;1;[.M20]*0.20000000000000001))" office:value-type="float" office:value="5">
            <text:p>5.0</text:p>
          </table:table-cell>
          <table:table-cell table:style-name="ACE-4" table:formula="of:=IF(ABS([.M20])&gt;25;5;IF([.M20]&lt;5;1;[.M20]*0.20000000000000001))" office:value-type="float" office:value="5">
            <text:p>5.0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s in silt and sand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24">
            <text:p>24</text:p>
          </table:table-cell>
          <table:table-cell table:style-name="ACE-3"/>
          <table:table-cell table:style-name="ACE-3" office:value-type="float" office:value="7740">
            <text:p>7740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20]/-8033))*0.97499999999999998^2/(1+[.Y20]/1000)^2" office:value-type="float" office:value="0.36270658641500314">
            <text:p>0.3627</text:p>
          </table:table-cell>
          <table:table-cell table:style-name="ACE-7" table:formula="of:=ROUND(-8033*LN([.AA20]);0)" office:value-type="float" office:value="8147">
            <text:p>8147</text:p>
          </table:table-cell>
          <table:table-cell table:style-name="ACE-7" table:formula="of:=ROUND(SQRT([.X20]^2+(16.065999999999999*[.Z20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260</text:p>
          </table:table-cell>
          <table:table-cell table:style-name="ACE-3" table:formula="of:=ROUND([.R21]+[.S21]/60;3)" office:value-type="float" office:value="83.049999999999997">
            <text:p>83.05</text:p>
          </table:table-cell>
          <table:table-cell table:style-name="ACE-3" table:formula="of:=ROUND(-([.T21]+[.U21]/60);3)" office:value-type="float" office:value="-43.399999999999999">
            <text:p>−43.4</text:p>
          </table:table-cell>
          <table:table-cell table:style-name="ACE-6" office:value-type="float" office:value="9700">
            <text:p>9700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1">
            <text:p>71</text:p>
          </table:table-cell>
          <table:table-cell table:style-name="ACE-4" table:formula="of:=IF(ABS([.M21])&gt;25;5;IF([.M21]&lt;5;1;[.M21]*0.20000000000000001))" office:value-type="float" office:value="5">
            <text:p>5.0</text:p>
          </table:table-cell>
          <table:table-cell table:style-name="ACE-4" table:formula="of:=IF(ABS([.M21])&gt;25;5;IF([.M21]&lt;5;1;[.M21]*0.20000000000000001))" office:value-type="float" office:value="5">
            <text:p>5.0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s in sand and 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4">
            <text:p>24</text:p>
          </table:table-cell>
          <table:table-cell table:number-columns-repeated="5" table:style-name="ACE-3"/>
          <table:table-cell table:style-name="ACE-8" table:formula="of:=(EXP([.W21]/-8033))*0.97499999999999998^2/(1+[.Y21]/1000)^2" office:value-type="float" office:value="0.95062499999999994">
            <text:p>0.9506</text:p>
          </table:table-cell>
          <table:table-cell table:style-name="ACE-7" table:formula="of:=ROUND(-8033*LN([.AA21]);0)" office:value-type="float" office:value="407">
            <text:p>407</text:p>
          </table:table-cell>
          <table:table-cell table:style-name="ACE-7" table:formula="of:=ROUND(SQRT([.X21]^2+(16.065999999999999*[.Z21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6746</text:p>
          </table:table-cell>
          <table:table-cell table:style-name="ACE-3" table:formula="of:=ROUND([.R22]+[.S22]/60;3)" office:value-type="float" office:value="83.167000000000002">
            <text:p>83.167</text:p>
          </table:table-cell>
          <table:table-cell table:style-name="ACE-3" table:formula="of:=ROUND(-([.T22]+[.U22]/60);3)" office:value-type="float" office:value="-44.700000000000003">
            <text:p>−44.7</text:p>
          </table:table-cell>
          <table:table-cell table:style-name="ACE-6" office:value-type="float" office:value="6100">
            <text:p>6100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4" table:formula="of:=IF(ABS([.M22])&gt;25;5;IF([.M22]&lt;5;1;[.M22]*0.20000000000000001))" office:value-type="float" office:value="2.2000000000000002">
            <text:p>2.2</text:p>
          </table:table-cell>
          <table:table-cell table:style-name="ACE-4" table:formula="of:=IF(ABS([.M22])&gt;25;5;IF([.M22]&lt;5;1;[.M22]*0.20000000000000001))" office:value-type="float" office:value="2.2000000000000002">
            <text:p>2.2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42">
            <text:p>42</text:p>
          </table:table-cell>
          <table:table-cell table:number-columns-repeated="5" table:style-name="ACE-3"/>
          <table:table-cell table:style-name="ACE-8" table:formula="of:=(EXP([.W22]/-8033))*0.97499999999999998^2/(1+[.Y22]/1000)^2" office:value-type="float" office:value="0.95062499999999994">
            <text:p>0.9506</text:p>
          </table:table-cell>
          <table:table-cell table:style-name="ACE-7" table:formula="of:=ROUND(-8033*LN([.AA22]);0)" office:value-type="float" office:value="407">
            <text:p>407</text:p>
          </table:table-cell>
          <table:table-cell table:style-name="ACE-7" table:formula="of:=ROUND(SQRT([.X22]^2+(16.065999999999999*[.Z2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380</text:p>
          </table:table-cell>
          <table:table-cell table:style-name="ACE-3" table:formula="of:=ROUND([.R23]+[.S23]/60;3)" office:value-type="float" office:value="81.466999999999999">
            <text:p>81.467</text:p>
          </table:table-cell>
          <table:table-cell table:style-name="ACE-3" table:formula="of:=ROUND(-([.T23]+[.U23]/60);3)" office:value-type="float" office:value="-54.649999999999999">
            <text:p>−54.65</text:p>
          </table:table-cell>
          <table:table-cell table:style-name="ACE-6" table:formula="of:=[.AB23]" office:value-type="float" office:value="5277">
            <text:p>5277</text:p>
          </table:table-cell>
          <table:table-cell table:style-name="ACE-6" table:formula="of:=[.AC23]" office:value-type="float" office:value="86">
            <text:p>86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4" table:formula="of:=IF(ABS([.M23])&gt;25;5;IF([.M23]&lt;5;1;[.M23]*0.20000000000000001))" office:value-type="float" office:value="4.8000000000000007">
            <text:p>4.8</text:p>
          </table:table-cell>
          <table:table-cell table:style-name="ACE-4" table:formula="of:=IF(ABS([.M23])&gt;25;5;IF([.M23]&lt;5;1;[.M23]*0.20000000000000001))" office:value-type="float" office:value="4.8000000000000007">
            <text:p>4.8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39">
            <text:p>39</text:p>
          </table:table-cell>
          <table:table-cell table:style-name="ACE-3"/>
          <table:table-cell table:style-name="ACE-3" office:value-type="float" office:value="4870">
            <text:p>4870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23]/-8033))*0.97499999999999998^2/(1+[.Y23]/1000)^2" office:value-type="float" office:value="0.51846392059522961">
            <text:p>0.5185</text:p>
          </table:table-cell>
          <table:table-cell table:style-name="ACE-7" table:formula="of:=ROUND(-8033*LN([.AA23]);0)" office:value-type="float" office:value="5277">
            <text:p>5277</text:p>
          </table:table-cell>
          <table:table-cell table:style-name="ACE-7" table:formula="of:=ROUND(SQRT([.X23]^2+(16.065999999999999*[.Z23])^2))" office:value-type="float" office:value="86">
            <text:p>8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381</text:p>
          </table:table-cell>
          <table:table-cell table:style-name="ACE-3" table:formula="of:=ROUND([.R24]+[.S24]/60;3)" office:value-type="float" office:value="81.832999999999998">
            <text:p>81.833</text:p>
          </table:table-cell>
          <table:table-cell table:style-name="ACE-3" table:formula="of:=ROUND(-([.T24]+[.U24]/60);3)" office:value-type="float" office:value="-46.933">
            <text:p>−46.933</text:p>
          </table:table-cell>
          <table:table-cell table:style-name="ACE-6" table:formula="of:=[.AB24]" office:value-type="float" office:value="5587">
            <text:p>5587</text:p>
          </table:table-cell>
          <table:table-cell table:style-name="ACE-6" table:formula="of:=[.AC24]" office:value-type="float" office:value="96">
            <text:p>96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4" table:formula="of:=IF(ABS([.M24])&gt;25;5;IF([.M24]&lt;5;1;[.M24]*0.20000000000000001))" office:value-type="float" office:value="1">
            <text:p>1.0</text:p>
          </table:table-cell>
          <table:table-cell table:style-name="ACE-4" table:formula="of:=IF(ABS([.M24])&gt;25;5;IF([.M24]&lt;5;1;[.M24]*0.20000000000000001))" office:value-type="float" office:value="1">
            <text:p>1.0</text:p>
          </table:table-cell>
          <table:table-cell table:style-name="ACE-3" office:value-type="string">
            <text:p>KellyBennike1992,BennikeKelly1987</text:p>
          </table:table-cell>
          <table:table-cell table:style-name="ACE-3" office:value-type="string">
            <text:p>shells in a sand ridge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5180">
            <text:p>518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24]/-8033))*0.97499999999999998^2/(1+[.Y24]/1000)^2" office:value-type="float" office:value="0.49883711925959279">
            <text:p>0.4988</text:p>
          </table:table-cell>
          <table:table-cell table:style-name="ACE-7" table:formula="of:=ROUND(-8033*LN([.AA24]);0)" office:value-type="float" office:value="5587">
            <text:p>5587</text:p>
          </table:table-cell>
          <table:table-cell table:style-name="ACE-7" table:formula="of:=ROUND(SQRT([.X24]^2+(16.065999999999999*[.Z24])^2))" office:value-type="float" office:value="96">
            <text:p>9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555</text:p>
          </table:table-cell>
          <table:table-cell table:style-name="ACE-3" table:formula="of:=ROUND([.R25]+[.S25]/60;3)" office:value-type="float" office:value="82.132999999999996">
            <text:p>82.133</text:p>
          </table:table-cell>
          <table:table-cell table:style-name="ACE-3" table:formula="of:=ROUND(-([.T25]+[.U25]/60);3)" office:value-type="float" office:value="-31.167000000000002">
            <text:p>−31.167</text:p>
          </table:table-cell>
          <table:table-cell table:style-name="ACE-6" table:formula="of:=[.AB25]" office:value-type="float" office:value="5775">
            <text:p>5775</text:p>
          </table:table-cell>
          <table:table-cell table:style-name="ACE-6" table:formula="of:=[.AC25]" office:value-type="float" office:value="203">
            <text:p>203</text:p>
          </table:table-cell>
          <table:table-cell table:style-name="ACE-3" office:value-type="string">
            <text:p>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4" table:formula="of:=IF(ABS([.M25])&gt;50;10;IF([.M25]&lt;5;1;[.M25]*0.20000000000000001))" office:value-type="float" office:value="2.4000000000000004">
            <text:p>2.4</text:p>
          </table:table-cell>
          <table:table-cell table:style-name="ACE-4" table:formula="of:=IF(ABS([.M25])&gt;50;10;IF([.M25]&lt;5;1;[.M25]*0.20000000000000001))" office:value-type="float" office:value="2.4000000000000004">
            <text:p>2.4</text:p>
          </table:table-cell>
          <table:table-cell table:style-name="ACE-3" office:value-type="string">
            <text:p>RubinAlexander1960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float" office:value="5370">
            <text:p>5370</text:p>
          </table:table-cell>
          <table:table-cell table:style-name="ACE-3" office:value-type="float" office:value="200">
            <text:p>2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5]/-8033))*0.97499999999999998^2/(1+[.Y25]/1000)^2" office:value-type="float" office:value="0.48729290370659639">
            <text:p>0.4873</text:p>
          </table:table-cell>
          <table:table-cell table:style-name="ACE-7" table:formula="of:=ROUND(-8033*LN([.AA25]);0)" office:value-type="float" office:value="5775">
            <text:p>5775</text:p>
          </table:table-cell>
          <table:table-cell table:style-name="ACE-7" table:formula="of:=ROUND(SQRT([.X25]^2+(16.065999999999999*[.Z25])^2))" office:value-type="float" office:value="203">
            <text:p>203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815</text:p>
          </table:table-cell>
          <table:table-cell table:style-name="ACE-3" table:formula="of:=ROUND([.R26]+[.S26]/60;3)" office:value-type="float" office:value="81.667000000000002">
            <text:p>81.667</text:p>
          </table:table-cell>
          <table:table-cell table:style-name="ACE-3" table:formula="of:=ROUND(-([.T26]+[.U26]/60);3)" office:value-type="float" office:value="-59.082999999999998">
            <text:p>−59.083</text:p>
          </table:table-cell>
          <table:table-cell table:style-name="ACE-6" table:formula="of:=[.AB26]" office:value-type="float" office:value="4185">
            <text:p>4185</text:p>
          </table:table-cell>
          <table:table-cell table:style-name="ACE-6" table:formula="of:=[.AC26]" office:value-type="float" office:value="302">
            <text:p>302</text:p>
          </table:table-cell>
          <table:table-cell table:style-name="ACE-3" office:value-type="string">
            <text:p>Hiatella arctica,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4" table:formula="of:=IF(ABS([.M26])&gt;50;10;IF([.M26]&lt;5;1;[.M26]*0.20000000000000001))" office:value-type="float" office:value="2.4000000000000004">
            <text:p>2.4</text:p>
          </table:table-cell>
          <table:table-cell table:style-name="ACE-4" table:formula="of:=IF(ABS([.M26])&gt;50;10;IF([.M26]&lt;5;1;[.M26]*0.20000000000000001))" office:value-type="float" office:value="2.4000000000000004">
            <text:p>2.4</text:p>
          </table:table-cell>
          <table:table-cell table:style-name="ACE-3" office:value-type="string">
            <text:p>KellyBennike1992,RubinAlexander1960</text:p>
          </table:table-cell>
          <table:table-cell table:style-name="ACE-3" office:value-type="string">
            <text:p>shells in a coastal terrace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">
            <text:p>5</text:p>
          </table:table-cell>
          <table:table-cell table:style-name="ACE-3"/>
          <table:table-cell table:style-name="ACE-3" office:value-type="float" office:value="3780">
            <text:p>3780</text:p>
          </table:table-cell>
          <table:table-cell table:style-name="ACE-3" office:value-type="float" office:value="300">
            <text:p>3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6]/-8033))*0.97499999999999998^2/(1+[.Y26]/1000)^2" office:value-type="float" office:value="0.59395223963932209">
            <text:p>0.5940</text:p>
          </table:table-cell>
          <table:table-cell table:style-name="ACE-7" table:formula="of:=ROUND(-8033*LN([.AA26]);0)" office:value-type="float" office:value="4185">
            <text:p>4185</text:p>
          </table:table-cell>
          <table:table-cell table:style-name="ACE-7" table:formula="of:=ROUND(SQRT([.X26]^2+(16.065999999999999*[.Z26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816</text:p>
          </table:table-cell>
          <table:table-cell table:style-name="ACE-3" table:formula="of:=ROUND([.R27]+[.S27]/60;3)" office:value-type="float" office:value="81.617000000000004">
            <text:p>81.617</text:p>
          </table:table-cell>
          <table:table-cell table:style-name="ACE-3" table:formula="of:=ROUND(-([.T27]+[.U27]/60);3)" office:value-type="float" office:value="-60.25">
            <text:p>−60.25</text:p>
          </table:table-cell>
          <table:table-cell table:style-name="ACE-6" table:formula="of:=[.AB27]" office:value-type="float" office:value="6505">
            <text:p>6505</text:p>
          </table:table-cell>
          <table:table-cell table:style-name="ACE-6" table:formula="of:=[.AC27]" office:value-type="float" office:value="302">
            <text:p>302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2">
            <text:p>82</text:p>
          </table:table-cell>
          <table:table-cell table:style-name="ACE-4" table:formula="of:=IF(ABS([.M27])&gt;50;10;IF([.M27]&lt;5;1;[.M27]*0.20000000000000001))" office:value-type="float" office:value="10">
            <text:p>10.0</text:p>
          </table:table-cell>
          <table:table-cell table:style-name="ACE-4" table:formula="of:=IF(ABS([.M27])&gt;50;10;IF([.M27]&lt;5;1;[.M27]*0.20000000000000001))" office:value-type="float" office:value="10">
            <text:p>10.0</text:p>
          </table:table-cell>
          <table:table-cell table:style-name="ACE-3" office:value-type="string">
            <text:p>KellyBennike1992,RubinAlexander1960</text:p>
          </table:table-cell>
          <table:table-cell table:style-name="ACE-3" office:value-type="string">
            <text:p>shells in marine clay-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100">
            <text:p>6100</text:p>
          </table:table-cell>
          <table:table-cell table:style-name="ACE-3" office:value-type="float" office:value="300">
            <text:p>3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7]/-8033))*0.97499999999999998^2/(1+[.Y27]/1000)^2" office:value-type="float" office:value="0.44496260602125109">
            <text:p>0.4450</text:p>
          </table:table-cell>
          <table:table-cell table:style-name="ACE-7" table:formula="of:=ROUND(-8033*LN([.AA27]);0)" office:value-type="float" office:value="6505">
            <text:p>6505</text:p>
          </table:table-cell>
          <table:table-cell table:style-name="ACE-7" table:formula="of:=ROUND(SQRT([.X27]^2+(16.065999999999999*[.Z27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0" table:number-rows-repeated="10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0">
          <table:table-cell table:number-columns-repeated="256"/>
        </table:table-row>
        <table:table-row table:style-name="AROW-3" table:number-rows-repeated="6549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27">
          <gnm:selection gnm:start-col="0" gnm:start-row="27" gnm:end-col="255" gnm:end-row="37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5T08:31:52Z</dc:date>
    <meta:creation-date>2022-10-27T08:15:17Z</meta:creation-date>
    <meta:generator>gnumeric/1.12.46</meta:generator>
  </office:meta>
</office:document-meta>
</file>